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1" draw:layer="layout" svg:width="4.45cm" svg:height="4.4cm" svg:x="0.95cm" svg:y="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" draw:text-style-name="P1" draw:layer="layout" svg:width="0.35cm" svg:height="0.4cm" svg:x="2cm" svg:y="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2cm" svg:y="2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3.2cm" svg:y="1.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2cm" svg:y="4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2cm" svg:y="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3.2cm" svg:y="2.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3.2cm" svg:y="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3.2cm" svg:y="4.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35cm" svg:height="0.4cm" svg:x="4.8cm" svg:y="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1" draw:layer="layout" svg:x1="0cm" svg:y1="2cm" svg:x2="2cm" svg:y2="2cm">
                <text:p/>
              </draw:line>
              <draw:line draw:style-name="gr2" draw:text-style-name="P1" draw:layer="layout" svg:x1="0cm" svg:y1="4.4cm" svg:x2="2cm" svg:y2="4.4cm">
                <text:p/>
              </draw:line>
              <draw:line draw:style-name="gr2" draw:text-style-name="P1" draw:layer="layout" svg:x1="1.2cm" svg:y1="4.4cm" svg:x2="2cm" svg:y2="2.85cm">
                <text:p/>
              </draw:line>
              <draw:line draw:style-name="gr2" draw:text-style-name="P1" draw:layer="layout" svg:x1="1.2cm" svg:y1="4.4cm" svg:x2="2cm" svg:y2="2cm">
                <text:p/>
              </draw:line>
              <draw:line draw:style-name="gr2" draw:text-style-name="P1" draw:layer="layout" svg:x1="1.15cm" svg:y1="2cm" svg:x2="2cm" svg:y2="2.8cm">
                <text:p/>
              </draw:line>
              <draw:line draw:style-name="gr2" draw:text-style-name="P1" draw:layer="layout" svg:x1="1.15cm" svg:y1="2cm" svg:x2="2cm" svg:y2="4.4cm">
                <text:p/>
              </draw:line>
              <draw:line draw:style-name="gr2" draw:text-style-name="P1" draw:layer="layout" svg:x1="2.35cm" svg:y1="2cm" svg:x2="3.2cm" svg:y2="1.6cm">
                <text:p/>
              </draw:line>
              <draw:line draw:style-name="gr2" draw:text-style-name="P1" draw:layer="layout" svg:x1="2.35cm" svg:y1="2cm" svg:x2="3.2cm" svg:y2="4.8cm">
                <text:p/>
              </draw:line>
              <draw:line draw:style-name="gr2" draw:text-style-name="P1" draw:layer="layout" svg:x1="2.35cm" svg:y1="2cm" svg:x2="3.2cm" svg:y2="3.2cm">
                <text:p/>
              </draw:line>
              <draw:line draw:style-name="gr2" draw:text-style-name="P1" draw:layer="layout" svg:x1="2.35cm" svg:y1="2cm" svg:x2="3.2cm" svg:y2="2.4cm">
                <text:p/>
              </draw:line>
              <draw:line draw:style-name="gr2" draw:text-style-name="P1" draw:layer="layout" svg:x1="2.35cm" svg:y1="2.8cm" svg:x2="3.2cm" svg:y2="3.2cm">
                <text:p/>
              </draw:line>
              <draw:line draw:style-name="gr2" draw:text-style-name="P1" draw:layer="layout" svg:x1="2.35cm" svg:y1="4.4cm" svg:x2="3.2cm" svg:y2="3.2cm">
                <text:p/>
              </draw:line>
              <draw:line draw:style-name="gr2" draw:text-style-name="P1" draw:layer="layout" svg:x1="2.35cm" svg:y1="4.4cm" svg:x2="3.2cm" svg:y2="4.8cm">
                <text:p/>
              </draw:line>
              <draw:line draw:style-name="gr2" draw:text-style-name="P1" draw:layer="layout" svg:x1="2.35cm" svg:y1="4.4cm" svg:x2="3.2cm" svg:y2="2.4cm">
                <text:p/>
              </draw:line>
              <draw:line draw:style-name="gr2" draw:text-style-name="P1" draw:layer="layout" svg:x1="2.35cm" svg:y1="4.4cm" svg:x2="3.2cm" svg:y2="1.6cm">
                <text:p/>
              </draw:line>
              <draw:line draw:style-name="gr2" draw:text-style-name="P1" draw:layer="layout" svg:x1="2.35cm" svg:y1="2.8cm" svg:x2="3.2cm" svg:y2="1.6cm">
                <text:p/>
              </draw:line>
              <draw:line draw:style-name="gr2" draw:text-style-name="P1" draw:layer="layout" svg:x1="2.35cm" svg:y1="2.8cm" svg:x2="3.2cm" svg:y2="4.8cm">
                <text:p/>
              </draw:line>
              <draw:line draw:style-name="gr2" draw:text-style-name="P1" draw:layer="layout" svg:x1="4.4cm" svg:y1="2.65cm" svg:x2="4.8cm" svg:y2="3.2cm">
                <text:p/>
              </draw:line>
              <draw:line draw:style-name="gr2" draw:text-style-name="P1" draw:layer="layout" svg:x1="4.4cm" svg:y1="3cm" svg:x2="4.8cm" svg:y2="3.2cm">
                <text:p/>
              </draw:line>
              <draw:line draw:style-name="gr2" draw:text-style-name="P1" draw:layer="layout" svg:x1="4.4cm" svg:y1="3.4cm" svg:x2="4.8cm" svg:y2="3.2cm">
                <text:p/>
              </draw:line>
              <draw:line draw:style-name="gr2" draw:text-style-name="P1" draw:layer="layout" svg:x1="4.4cm" svg:y1="3.85cm" svg:x2="4.8cm" svg:y2="3.2cm">
                <text:p/>
              </draw:line>
              <draw:line draw:style-name="gr2" draw:text-style-name="P1" draw:layer="layout" svg:x1="3.55cm" svg:y1="1.6cm" svg:x2="3.8cm" svg:y2="1.9cm">
                <text:p/>
              </draw:line>
              <draw:line draw:style-name="gr2" draw:text-style-name="P1" draw:layer="layout" svg:x1="3.55cm" svg:y1="1.6cm" svg:x2="3.75cm" svg:y2="2.1cm">
                <text:p/>
              </draw:line>
              <draw:line draw:style-name="gr2" draw:text-style-name="P1" draw:layer="layout" svg:x1="3.55cm" svg:y1="1.6cm" svg:x2="3.75cm" svg:y2="2.4cm">
                <text:p/>
              </draw:line>
              <draw:line draw:style-name="gr2" draw:text-style-name="P1" draw:layer="layout" svg:x1="3.55cm" svg:y1="2.4cm" svg:x2="3.8cm" svg:y2="2.7cm">
                <text:p/>
              </draw:line>
              <draw:line draw:style-name="gr2" draw:text-style-name="P1" draw:layer="layout" svg:x1="3.55cm" svg:y1="2.4cm" svg:x2="3.75cm" svg:y2="2.9cm">
                <text:p/>
              </draw:line>
              <draw:line draw:style-name="gr2" draw:text-style-name="P1" draw:layer="layout" svg:x1="3.55cm" svg:y1="2.4cm" svg:x2="3.75cm" svg:y2="3.2cm">
                <text:p/>
              </draw:line>
              <draw:line draw:style-name="gr2" draw:text-style-name="P1" draw:layer="layout" svg:x1="3.55cm" svg:y1="4.8cm" svg:x2="3.8cm" svg:y2="4.5cm">
                <text:p/>
              </draw:line>
              <draw:line draw:style-name="gr2" draw:text-style-name="P1" draw:layer="layout" svg:x1="3.55cm" svg:y1="4.8cm" svg:x2="3.75cm" svg:y2="4.3cm">
                <text:p/>
              </draw:line>
              <draw:line draw:style-name="gr2" draw:text-style-name="P1" draw:layer="layout" svg:x1="3.55cm" svg:y1="4.8cm" svg:x2="3.75cm" svg:y2="4cm">
                <text:p/>
              </draw:line>
              <draw:line draw:style-name="gr2" draw:text-style-name="P1" draw:layer="layout" svg:x1="3.55cm" svg:y1="3.2cm" svg:x2="3.8cm" svg:y2="2.9cm">
                <text:p/>
              </draw:line>
              <draw:line draw:style-name="gr2" draw:text-style-name="P1" draw:layer="layout" svg:x1="3.55cm" svg:y1="3.2cm" svg:x2="3.75cm" svg:y2="2.7cm">
                <text:p/>
              </draw:line>
              <draw:line draw:style-name="gr2" draw:text-style-name="P1" draw:layer="layout" svg:x1="3.55cm" svg:y1="3.2cm" svg:x2="3.75cm" svg:y2="2.4cm">
                <text:p/>
              </draw:line>
              <draw:line draw:style-name="gr2" draw:text-style-name="P1" draw:layer="layout" svg:x1="5.15cm" svg:y1="3.2cm" svg:x2="6.4cm" svg:y2="3.2cm">
                <text:p/>
              </draw:line>
              <draw:line draw:style-name="gr3" draw:text-style-name="P1" draw:layer="layout" svg:x1="2.15cm" svg:y1="3.1cm" svg:x2="2.15cm" svg:y2="4.1cm">
                <text:p/>
              </draw:line>
              <draw:line draw:style-name="gr3" draw:text-style-name="P1" draw:layer="layout" svg:x1="3.35cm" svg:y1="3.5cm" svg:x2="3.35cm" svg:y2="4.5cm">
                <text:p/>
              </draw:line>
              <draw:line draw:style-name="gr3" draw:text-style-name="P1" draw:layer="layout" svg:x1="3.95cm" svg:y1="3.2cm" svg:x2="4.4cm" svg:y2="3.2cm">
                <text:p/>
              </draw:line>
            </draw:g>
            <draw:frame draw:style-name="gr4" draw:text-style-name="P2" draw:layer="layout" svg:width="0.93cm" svg:height="1.043cm" svg:x="5.7cm" svg:y="2.3cm">
              <draw:text-box>
                <text:p><text:span text:style-name="T1">u</text:span><text:span text:style-name="T2">k</text:span></text:p>
              </draw:text-box>
            </draw:frame>
            <draw:frame draw:style-name="gr4" draw:text-style-name="P2" draw:layer="layout" svg:width="0.866cm" svg:height="1.043cm" svg:x="-0.25cm" svg:y="1.072cm">
              <draw:text-box>
                <text:p><text:span text:style-name="T1">r</text:span><text:span text:style-name="T2">k</text:span></text:p>
              </draw:text-box>
            </draw:frame>
            <draw:frame draw:style-name="gr4" draw:text-style-name="P2" draw:layer="layout" svg:width="0.896cm" svg:height="1.043cm" svg:x="-0.25cm" svg:y="3.45cm">
              <draw:text-box>
                <text:p><text:span text:style-name="T1">e</text:span><text:span text:style-name="T2">k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0:32:20</meta:creation-date>
    <dc:date>2009-10-06T00:09:31</dc:date>
    <meta:editing-duration>PT01H28M18S</meta:editing-duration>
    <meta:editing-cycles>9</meta:editing-cycles>
    <meta:generator>OpenOffice.org/3.1$Unix OpenOffice.org_project/310m19$Build-9420</meta:generator>
    <meta:document-statistic meta:object-count="53"/>
  </office:meta>
</office:document-meta>
</file>